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1 (id)</text:p>
          </table:table-cell>
          <table:table-cell office:value-type="string" calcext:value-type="string">
            <text:p>H2 (first ascii)</text:p>
          </table:table-cell>
          <table:table-cell office:value-type="string" calcext:value-type="string">
            <text:p>H3 (ascii sum)</text:p>
          </table:table-cell>
          <table:table-cell office:value-type="string" calcext:value-type="string">
            <text:p>H4 (strlen)</text:p>
          </table:table-cell>
          <table:table-cell office:value-type="string" calcext:value-type="string">
            <text:p>H5 (rol)</text:p>
          </table:table-cell>
          <table:table-cell office:value-type="string" calcext:value-type="string">
            <text:p>H6 (crc32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06" calcext:value-type="float">
            <text:p>780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52" calcext:value-type="float">
            <text:p>35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12" calcext:value-type="float">
            <text:p>101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88" calcext:value-type="float">
            <text:p>148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21" calcext:value-type="float">
            <text:p>142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91" calcext:value-type="float">
            <text:p>119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47" calcext:value-type="float">
            <text:p>94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74" calcext:value-type="float">
            <text:p>57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0T19:09:20.312180738</meta:creation-date>
    <dc:date>2022-04-10T19:25:02.187756440</dc:date>
    <meta:editing-duration>PT5M31S</meta:editing-duration>
    <meta:editing-cycles>1</meta:editing-cycles>
    <meta:document-statistic meta:table-count="1" meta:cell-count="2346" meta:object-count="0"/>
    <meta:generator>LibreOffice/7.3.2.2$Linux_X86_64 LibreOffice_project/30$Build-2</meta:generator>
  </office:meta>
</office:document-meta>
</file>